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A0000003CD87A17848E5ABA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9.608cm"/>
    </style:style>
    <style:style style:name="Table1.C" style:family="table-column">
      <style:table-column-properties style:column-width="5.306cm"/>
    </style:style>
    <style:style style:name="Table1.A1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602cm"/>
    </style:style>
    <style:style style:name="Table2.B" style:family="table-column">
      <style:table-column-properties style:column-width="13.407cm"/>
    </style:style>
    <style:style style:name="Table2.1" style:family="table-row">
      <style:table-row-properties style:min-row-height="1.404cm"/>
    </style:style>
    <style:style style:name="Table2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2.2" style:family="table-row">
      <style:table-row-properties style:min-row-height="1.588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602cm"/>
    </style:style>
    <style:style style:name="Table3.B" style:family="table-column">
      <style:table-column-properties style:column-width="13.407cm"/>
    </style:style>
    <style:style style:name="Table3.1" style:family="table-row">
      <style:table-row-properties style:min-row-height="1.404cm"/>
    </style:style>
    <style:style style:name="Table3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3.2" style:family="table-row">
      <style:table-row-properties style:min-row-height="1.588cm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602cm"/>
    </style:style>
    <style:style style:name="Table4.B" style:family="table-column">
      <style:table-column-properties style:column-width="13.407cm"/>
    </style:style>
    <style:style style:name="Table4.1" style:family="table-row">
      <style:table-row-properties style:min-row-height="1.404cm"/>
    </style:style>
    <style:style style:name="Table4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4.2" style:family="table-row">
      <style:table-row-properties style:min-row-height="1.588cm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602cm"/>
    </style:style>
    <style:style style:name="Table5.B" style:family="table-column">
      <style:table-column-properties style:column-width="13.407cm"/>
    </style:style>
    <style:style style:name="Table5.1" style:family="table-row">
      <style:table-row-properties style:min-row-height="1.404cm"/>
    </style:style>
    <style:style style:name="Table5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5.2" style:family="table-row">
      <style:table-row-properties style:min-row-height="1.588cm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3.602cm"/>
    </style:style>
    <style:style style:name="Table6.B" style:family="table-column">
      <style:table-column-properties style:column-width="13.407cm"/>
    </style:style>
    <style:style style:name="Table6.1" style:family="table-row">
      <style:table-row-properties style:min-row-height="1.404cm"/>
    </style:style>
    <style:style style:name="Table6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6.2" style:family="table-row">
      <style:table-row-properties style:min-row-height="1.588cm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3.602cm"/>
    </style:style>
    <style:style style:name="Table7.B" style:family="table-column">
      <style:table-column-properties style:column-width="13.407cm"/>
    </style:style>
    <style:style style:name="Table7.1" style:family="table-row">
      <style:table-row-properties style:min-row-height="1.404cm"/>
    </style:style>
    <style:style style:name="Table7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7.2" style:family="table-row">
      <style:table-row-properties style:min-row-height="1.588cm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3.602cm"/>
    </style:style>
    <style:style style:name="Table8.B" style:family="table-column">
      <style:table-column-properties style:column-width="13.407cm"/>
    </style:style>
    <style:style style:name="Table8.1" style:family="table-row">
      <style:table-row-properties style:min-row-height="1.404cm"/>
    </style:style>
    <style:style style:name="Table8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8.2" style:family="table-row">
      <style:table-row-properties style:min-row-height="1.588cm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3.602cm"/>
    </style:style>
    <style:style style:name="Table9.B" style:family="table-column">
      <style:table-column-properties style:column-width="13.407cm"/>
    </style:style>
    <style:style style:name="Table9.1" style:family="table-row">
      <style:table-row-properties style:min-row-height="1.404cm"/>
    </style:style>
    <style:style style:name="Table9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9.2" style:family="table-row">
      <style:table-row-properties style:min-row-height="1.588cm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09cm" fo:margin-left="0cm" table:align="left"/>
    </style:style>
    <style:style style:name="Table10.A" style:family="table-column">
      <style:table-column-properties style:column-width="3.602cm"/>
    </style:style>
    <style:style style:name="Table10.B" style:family="table-column">
      <style:table-column-properties style:column-width="13.407cm"/>
    </style:style>
    <style:style style:name="Table10.1" style:family="table-row">
      <style:table-row-properties style:min-row-height="1.404cm"/>
    </style:style>
    <style:style style:name="Table10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0.2" style:family="table-row">
      <style:table-row-properties style:min-row-height="1.588cm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09cm" fo:margin-left="0cm" table:align="left"/>
    </style:style>
    <style:style style:name="Table11.A" style:family="table-column">
      <style:table-column-properties style:column-width="3.602cm"/>
    </style:style>
    <style:style style:name="Table11.B" style:family="table-column">
      <style:table-column-properties style:column-width="13.407cm"/>
    </style:style>
    <style:style style:name="Table11.1" style:family="table-row">
      <style:table-row-properties style:min-row-height="1.404cm"/>
    </style:style>
    <style:style style:name="Table11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1.2" style:family="table-row">
      <style:table-row-properties style:min-row-height="1.588cm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3.602cm"/>
    </style:style>
    <style:style style:name="Table12.B" style:family="table-column">
      <style:table-column-properties style:column-width="13.407cm"/>
    </style:style>
    <style:style style:name="Table12.1" style:family="table-row">
      <style:table-row-properties style:min-row-height="1.404cm"/>
    </style:style>
    <style:style style:name="Table12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2.2" style:family="table-row">
      <style:table-row-properties style:min-row-height="1.588cm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09cm" fo:margin-left="0cm" table:align="left"/>
    </style:style>
    <style:style style:name="Table13.A" style:family="table-column">
      <style:table-column-properties style:column-width="3.602cm"/>
    </style:style>
    <style:style style:name="Table13.B" style:family="table-column">
      <style:table-column-properties style:column-width="13.407cm"/>
    </style:style>
    <style:style style:name="Table13.1" style:family="table-row">
      <style:table-row-properties style:min-row-height="1.404cm"/>
    </style:style>
    <style:style style:name="Table13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3.2" style:family="table-row">
      <style:table-row-properties style:min-row-height="1.588cm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09cm" fo:margin-left="0cm" table:align="left"/>
    </style:style>
    <style:style style:name="Table14.A" style:family="table-column">
      <style:table-column-properties style:column-width="3.602cm"/>
    </style:style>
    <style:style style:name="Table14.B" style:family="table-column">
      <style:table-column-properties style:column-width="13.407cm"/>
    </style:style>
    <style:style style:name="Table14.1" style:family="table-row">
      <style:table-row-properties style:min-row-height="1.404cm"/>
    </style:style>
    <style:style style:name="Table14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4.2" style:family="table-row">
      <style:table-row-properties style:min-row-height="1.588cm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09cm" fo:margin-left="0cm" table:align="left"/>
    </style:style>
    <style:style style:name="Table15.A" style:family="table-column">
      <style:table-column-properties style:column-width="3.602cm"/>
    </style:style>
    <style:style style:name="Table15.B" style:family="table-column">
      <style:table-column-properties style:column-width="13.407cm"/>
    </style:style>
    <style:style style:name="Table15.1" style:family="table-row">
      <style:table-row-properties style:min-row-height="1.404cm"/>
    </style:style>
    <style:style style:name="Table15.A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5.2" style:family="table-row">
      <style:table-row-properties style:min-row-height="1.588cm"/>
    </style:style>
    <style:style style:name="Table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P3" style:family="paragraph" style:parent-style-name="Standard">
      <style:text-properties fo:font-size="18pt" fo:font-weight="bold" officeooo:rsid="019e9d53" officeooo:paragraph-rsid="01a74de7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a74de7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normal" officeooo:paragraph-rsid="01a74de7" style:font-weight-asian="normal" style:font-weight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fo:font-weight="normal" officeooo:paragraph-rsid="01a74de7" style:font-weight-asian="normal" style:font-weight-complex="normal"/>
    </style:style>
    <style:style style:name="P7" style:family="paragraph" style:parent-style-name="Standard">
      <style:text-properties fo:font-size="16pt" fo:font-weight="bold" officeooo:rsid="019e9d53" officeooo:paragraph-rsid="01a74de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19e9d53" officeooo:paragraph-rsid="01a74de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1b0bb8e" officeooo:paragraph-rsid="01a74de7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1b35636" officeooo:paragraph-rsid="01a74de7" style:font-size-asian="12pt" style:font-size-complex="12pt"/>
    </style:style>
    <style:style style:name="P12" style:family="paragraph" style:parent-style-name="Table_20_Contents">
      <style:text-properties fo:font-size="12pt" officeooo:rsid="01b53a06" officeooo:paragraph-rsid="01a74de7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1b17e17" officeooo:paragraph-rsid="01b17e17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1b28594" officeooo:paragraph-rsid="01b28594" style:font-size-asian="12pt" style:font-size-complex="12pt"/>
    </style:style>
    <style:style style:name="P15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a74de7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fo:font-size="12pt" fo:font-weight="bold" officeooo:rsid="013be6ed" officeooo:paragraph-rsid="01b6a633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background-color="transparent"/>
      <style:text-properties fo:font-size="12pt" fo:font-weight="normal" officeooo:rsid="013be6ed" officeooo:paragraph-rsid="01b6a63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weight="normal" officeooo:paragraph-rsid="01b6a633" style:font-weight-asian="normal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fo:font-weight="normal" officeooo:paragraph-rsid="01b6a633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1b590d6" officeooo:paragraph-rsid="01b6a63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4pt" fo:font-weight="bold" officeooo:rsid="01b0bb8e" officeooo:paragraph-rsid="01b6a633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fo:font-size="12pt" officeooo:rsid="01b53a06" officeooo:paragraph-rsid="01b6a633" style:font-size-asian="12pt" style:font-size-complex="12pt"/>
    </style:style>
    <style:style style:name="P23" style:family="paragraph" style:parent-style-name="Table_20_Contents">
      <style:text-properties fo:font-size="12pt" officeooo:rsid="01b5798a" officeooo:paragraph-rsid="01b6a633" style:font-size-asian="12pt" style:font-size-complex="12pt"/>
    </style:style>
    <style:style style:name="P24" style:family="paragraph" style:parent-style-name="Table_20_Contents">
      <style:text-properties fo:font-size="12pt" officeooo:rsid="01bef0a4" officeooo:paragraph-rsid="01b6a633" style:font-size-asian="12pt" style:font-size-complex="12pt"/>
    </style:style>
    <style:style style:name="P25" style:family="paragraph" style:parent-style-name="Table_20_Contents">
      <style:text-properties fo:font-size="12pt" officeooo:rsid="01c0dfc2" officeooo:paragraph-rsid="01b6a633" style:font-size-asian="12pt" style:font-size-complex="12pt"/>
    </style:style>
    <style:style style:name="P26" style:family="paragraph" style:parent-style-name="Table_20_Contents">
      <style:text-properties fo:font-size="12pt" officeooo:rsid="01c53d7a" officeooo:paragraph-rsid="01b6a633" style:font-size-asian="12pt" style:font-size-complex="12pt"/>
    </style:style>
    <style:style style:name="P27" style:family="paragraph" style:parent-style-name="Table_20_Contents">
      <style:text-properties fo:font-size="12pt" officeooo:rsid="01c923a5" officeooo:paragraph-rsid="01b6a633" style:font-size-asian="12pt" style:font-size-complex="12pt"/>
    </style:style>
    <style:style style:name="P28" style:family="paragraph" style:parent-style-name="Table_20_Contents">
      <style:text-properties fo:font-size="12pt" officeooo:rsid="01cd2c94" officeooo:paragraph-rsid="01b6a633" style:font-size-asian="12pt" style:font-size-complex="12pt"/>
    </style:style>
    <style:style style:name="P29" style:family="paragraph" style:parent-style-name="Table_20_Contents">
      <style:text-properties fo:font-size="12pt" officeooo:rsid="01d3ba26" officeooo:paragraph-rsid="01b6a633" style:font-size-asian="12pt" style:font-size-complex="12pt"/>
    </style:style>
    <style:style style:name="P30" style:family="paragraph" style:parent-style-name="Table_20_Contents">
      <style:text-properties fo:font-size="12pt" officeooo:rsid="01d6c6ee" officeooo:paragraph-rsid="01b6a633" style:font-size-asian="12pt" style:font-size-complex="12pt"/>
    </style:style>
    <style:style style:name="P31" style:family="paragraph" style:parent-style-name="Table_20_Contents">
      <style:text-properties fo:font-size="12pt" officeooo:rsid="01dc057b" officeooo:paragraph-rsid="01b6a633" style:font-size-asian="12pt" style:font-size-complex="12pt"/>
    </style:style>
    <style:style style:name="P32" style:family="paragraph" style:parent-style-name="Table_20_Contents">
      <style:text-properties fo:font-size="12pt" officeooo:rsid="01e15721" officeooo:paragraph-rsid="01b6a633" style:font-size-asian="12pt" style:font-size-complex="12pt"/>
    </style:style>
    <style:style style:name="P33" style:family="paragraph" style:parent-style-name="Table_20_Contents">
      <style:text-properties fo:font-size="12pt" officeooo:rsid="01e56c6a" officeooo:paragraph-rsid="01b6a633" style:font-size-asian="12pt" style:font-size-complex="12pt"/>
    </style:style>
    <style:style style:name="P34" style:family="paragraph" style:parent-style-name="Table_20_Contents">
      <style:text-properties fo:font-size="12pt" officeooo:rsid="01e936af" officeooo:paragraph-rsid="01b6a633" style:font-size-asian="12pt" style:font-size-complex="12pt"/>
    </style:style>
    <style:style style:name="P35" style:family="paragraph" style:parent-style-name="Table_20_Contents">
      <style:text-properties fo:font-size="12pt" officeooo:rsid="01ee298f" officeooo:paragraph-rsid="01b6a633" style:font-size-asian="12pt" style:font-size-complex="12pt"/>
    </style:style>
    <style:style style:name="P36" style:family="paragraph" style:parent-style-name="Table_20_Contents">
      <style:text-properties fo:font-size="12pt" officeooo:rsid="01ef476d" officeooo:paragraph-rsid="01b6a633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bold" officeooo:rsid="01b5798a" officeooo:paragraph-rsid="01b6a633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officeooo:paragraph-rsid="01b6a633"/>
    </style:style>
    <style:style style:name="P39" style:family="paragraph" style:parent-style-name="Table_20_Contents">
      <style:paragraph-properties fo:margin-top="0.101cm" fo:margin-bottom="0.101cm" loext:contextual-spacing="false"/>
      <style:text-properties fo:font-size="12pt" officeooo:rsid="01b5798a" officeooo:paragraph-rsid="01b6a633" style:font-size-asian="12pt" style:font-size-complex="12pt"/>
    </style:style>
    <style:style style:name="P40" style:family="paragraph" style:parent-style-name="Table_20_Contents">
      <style:paragraph-properties fo:margin-top="0.101cm" fo:margin-bottom="0.101cm" loext:contextual-spacing="false"/>
      <style:text-properties fo:font-size="12pt" officeooo:rsid="01bef0a4" officeooo:paragraph-rsid="01b6a633" style:font-size-asian="12pt" style:font-size-complex="12pt"/>
    </style:style>
    <style:style style:name="P41" style:family="paragraph" style:parent-style-name="Table_20_Contents">
      <style:paragraph-properties fo:margin-top="0.101cm" fo:margin-bottom="0.101cm" loext:contextual-spacing="false"/>
      <style:text-properties fo:font-size="12pt" officeooo:rsid="01c20371" officeooo:paragraph-rsid="01b6a633" style:font-size-asian="12pt" style:font-size-complex="12pt"/>
    </style:style>
    <style:style style:name="P42" style:family="paragraph" style:parent-style-name="Table_20_Contents">
      <style:paragraph-properties fo:margin-top="0.101cm" fo:margin-bottom="0.101cm" loext:contextual-spacing="false"/>
      <style:text-properties fo:font-size="12pt" officeooo:rsid="01c57081" officeooo:paragraph-rsid="01b6a633" style:font-size-asian="12pt" style:font-size-complex="12pt"/>
    </style:style>
    <style:style style:name="P43" style:family="paragraph" style:parent-style-name="Table_20_Contents">
      <style:paragraph-properties fo:margin-top="0.101cm" fo:margin-bottom="0.101cm" loext:contextual-spacing="false"/>
      <style:text-properties fo:font-size="12pt" officeooo:rsid="01caa2f1" officeooo:paragraph-rsid="01b6a633" style:font-size-asian="12pt" style:font-size-complex="12pt"/>
    </style:style>
    <style:style style:name="P44" style:family="paragraph" style:parent-style-name="Table_20_Contents">
      <style:paragraph-properties fo:margin-top="0.101cm" fo:margin-bottom="0.101cm" loext:contextual-spacing="false"/>
      <style:text-properties fo:font-size="12pt" officeooo:rsid="01cf11be" officeooo:paragraph-rsid="01b6a633" style:font-size-asian="12pt" style:font-size-complex="12pt"/>
    </style:style>
    <style:style style:name="P45" style:family="paragraph" style:parent-style-name="Table_20_Contents">
      <style:paragraph-properties fo:margin-top="0.101cm" fo:margin-bottom="0.101cm" loext:contextual-spacing="false"/>
      <style:text-properties fo:font-size="12pt" officeooo:rsid="01d54f17" officeooo:paragraph-rsid="01b6a633" style:font-size-asian="12pt" style:font-size-complex="12pt"/>
    </style:style>
    <style:style style:name="P46" style:family="paragraph" style:parent-style-name="Table_20_Contents">
      <style:paragraph-properties fo:margin-top="0.101cm" fo:margin-bottom="0.101cm" loext:contextual-spacing="false"/>
      <style:text-properties fo:font-size="12pt" officeooo:rsid="01d754b0" officeooo:paragraph-rsid="01b6a633" style:font-size-asian="12pt" style:font-size-complex="12pt"/>
    </style:style>
    <style:style style:name="P47" style:family="paragraph" style:parent-style-name="Table_20_Contents">
      <style:paragraph-properties fo:margin-top="0.101cm" fo:margin-bottom="0.101cm" loext:contextual-spacing="false"/>
      <style:text-properties fo:font-size="12pt" officeooo:rsid="01ddb16f" officeooo:paragraph-rsid="01b6a633" style:font-size-asian="12pt" style:font-size-complex="12pt"/>
    </style:style>
    <style:style style:name="P48" style:family="paragraph" style:parent-style-name="Table_20_Contents">
      <style:paragraph-properties fo:margin-top="0.101cm" fo:margin-bottom="0.101cm" loext:contextual-spacing="false"/>
      <style:text-properties fo:font-size="12pt" officeooo:rsid="01e31514" officeooo:paragraph-rsid="01b6a633" style:font-size-asian="12pt" style:font-size-complex="12pt"/>
    </style:style>
    <style:style style:name="P49" style:family="paragraph" style:parent-style-name="Table_20_Contents">
      <style:paragraph-properties fo:margin-top="0.101cm" fo:margin-bottom="0.101cm" loext:contextual-spacing="false"/>
      <style:text-properties fo:font-size="12pt" officeooo:rsid="01e61ea8" officeooo:paragraph-rsid="01b6a633" style:font-size-asian="12pt" style:font-size-complex="12pt"/>
    </style:style>
    <style:style style:name="P50" style:family="paragraph" style:parent-style-name="Table_20_Contents">
      <style:paragraph-properties fo:margin-top="0.101cm" fo:margin-bottom="0.101cm" loext:contextual-spacing="false"/>
      <style:text-properties fo:font-size="12pt" officeooo:rsid="01eb0a28" officeooo:paragraph-rsid="01b6a633" style:font-size-asian="12pt" style:font-size-complex="12pt"/>
    </style:style>
    <style:style style:name="P51" style:family="paragraph" style:parent-style-name="Table_20_Contents">
      <style:paragraph-properties fo:margin-top="0.101cm" fo:margin-bottom="0.101cm" loext:contextual-spacing="false"/>
      <style:text-properties fo:font-size="12pt" officeooo:rsid="01ee4106" officeooo:paragraph-rsid="01b6a633" style:font-size-asian="12pt" style:font-size-complex="12pt"/>
    </style:style>
    <style:style style:name="P52" style:family="paragraph" style:parent-style-name="Table_20_Contents">
      <style:paragraph-properties fo:margin-top="0.101cm" fo:margin-bottom="0.101cm" loext:contextual-spacing="false"/>
      <style:text-properties fo:font-size="12pt" officeooo:rsid="01ef0933" officeooo:paragraph-rsid="01b6a633" style:font-size-asian="12pt" style:font-size-complex="12pt"/>
    </style:style>
    <style:style style:name="P53" style:family="paragraph">
      <loext:graphic-properties draw:fill-color="#00ff66"/>
      <style:text-properties fo:font-size="12pt"/>
    </style:style>
    <style:style style:name="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T4" style:family="text">
      <style:text-properties officeooo:rsid="01b6c667"/>
    </style:style>
    <style:style style:name="T5" style:family="text">
      <style:text-properties officeooo:rsid="01afaf1a"/>
    </style:style>
    <style:style style:name="T6" style:family="text">
      <style:text-properties officeooo:rsid="01b489d0"/>
    </style:style>
    <style:style style:name="T7" style:family="text">
      <style:text-properties officeooo:rsid="01bd6583"/>
    </style:style>
    <style:style style:name="T8" style:family="text">
      <style:text-properties officeooo:rsid="01bf2ea1"/>
    </style:style>
    <style:style style:name="T9" style:family="text">
      <style:text-properties officeooo:rsid="01c0dfc2"/>
    </style:style>
    <style:style style:name="T10" style:family="text">
      <style:text-properties officeooo:rsid="01c35269"/>
    </style:style>
    <style:style style:name="T11" style:family="text">
      <style:text-properties officeooo:rsid="01c35290"/>
    </style:style>
    <style:style style:name="T12" style:family="text">
      <style:text-properties officeooo:rsid="01c5d18f"/>
    </style:style>
    <style:style style:name="T13" style:family="text">
      <style:text-properties officeooo:rsid="01c789e2"/>
    </style:style>
    <style:style style:name="T14" style:family="text">
      <style:text-properties officeooo:rsid="01cc4b6e"/>
    </style:style>
    <style:style style:name="T15" style:family="text">
      <style:text-properties officeooo:rsid="01cce228"/>
    </style:style>
    <style:style style:name="T16" style:family="text">
      <style:text-properties officeooo:rsid="01d07ab4"/>
    </style:style>
    <style:style style:name="T17" style:family="text">
      <style:text-properties officeooo:rsid="01d2ff23"/>
    </style:style>
    <style:style style:name="T18" style:family="text">
      <style:text-properties officeooo:rsid="01d5ea5b"/>
    </style:style>
    <style:style style:name="T19" style:family="text">
      <style:text-properties officeooo:rsid="01d652d3"/>
    </style:style>
    <style:style style:name="T20" style:family="text">
      <style:text-properties officeooo:rsid="01d89f8c"/>
    </style:style>
    <style:style style:name="T21" style:family="text">
      <style:text-properties officeooo:rsid="01da1f49"/>
    </style:style>
    <style:style style:name="T22" style:family="text">
      <style:text-properties officeooo:rsid="01df0fd4"/>
    </style:style>
    <style:style style:name="T23" style:family="text">
      <style:text-properties officeooo:rsid="01dff77c"/>
    </style:style>
    <style:style style:name="T24" style:family="text">
      <style:text-properties officeooo:rsid="01e3efa6"/>
    </style:style>
    <style:style style:name="T25" style:family="text">
      <style:text-properties officeooo:rsid="01e4cb1d"/>
    </style:style>
    <style:style style:name="T26" style:family="text">
      <style:text-properties officeooo:rsid="01e66ed4"/>
    </style:style>
    <style:style style:name="T27" style:family="text">
      <style:text-properties officeooo:rsid="01e776dc"/>
    </style:style>
    <style:style style:name="T28" style:family="text">
      <style:text-properties officeooo:rsid="01eca2cf"/>
    </style:style>
    <style:style style:name="T29" style:family="text">
      <style:text-properties officeooo:rsid="01ed0f6f"/>
    </style:style>
    <style:style style:name="T30" style:family="text">
      <style:text-properties officeooo:rsid="01ee298f"/>
    </style:style>
    <style:style style:name="T31" style:family="text">
      <style:text-properties officeooo:rsid="01ef0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ff66" draw:textarea-horizontal-align="justify" draw:textarea-vertical-align="middle" draw:auto-grow-height="false" fo:min-height="1.369cm" fo:min-width="16.6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15" draw:style-name="gr1" draw:text-style-name="P53" svg:width="16.804cm" svg:height="1.518cm" svg:x="0.018cm" svg:y="0.28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List of Flume Real Time Projects</text:p>
      <text:p text:style-name="P7"/>
      <text:p text:style-name="P7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Index</text:p>
          </table:table-cell>
          <table:table-cell table:style-name="Table1.A1" office:value-type="string">
            <text:p text:style-name="P10">Project Name</text:p>
          </table:table-cell>
          <table:table-cell table:style-name="Table1.C1" office:value-type="string">
            <text:p text:style-name="P9">P<text:span text:style-name="T5">roject</text:span> <text:span text:style-name="T5">Folder</text:span></text:p>
          </table:table-cell>
        </table:table-row>
        <table:table-row>
          <table:table-cell table:style-name="Table1.A15" office:value-type="string">
            <text:p text:style-name="P11">Project 1</text:p>
          </table:table-cell>
          <table:table-cell table:style-name="Table1.B2" office:value-type="string">
            <text:p text:style-name="P12">How To Stream Twitter Data Into Hadoop in AVRO format Using Apache Flume</text:p>
          </table:table-cell>
          <table:table-cell table:style-name="Table1.C2" office:value-type="string">
            <text:p text:style-name="P13">project1-twitter-hadoop-avro</text:p>
          </table:table-cell>
        </table:table-row>
        <table:table-row>
          <table:table-cell table:style-name="Table1.A15" office:value-type="string">
            <text:p text:style-name="P11">Project 2</text:p>
          </table:table-cell>
          <table:table-cell table:style-name="Table1.B3" office:value-type="string">
            <text:p text:style-name="P12">How To Stream Twitter Data Into Hadoop in JSON format Using Apache Flume</text:p>
          </table:table-cell>
          <table:table-cell table:style-name="Table1.C3" office:value-type="string">
            <text:p text:style-name="P14">project2-twitter-hadoop-json</text:p>
          </table:table-cell>
        </table:table-row>
        <table:table-row>
          <table:table-cell table:style-name="Table1.A15" office:value-type="string">
            <text:p text:style-name="P11">Project 3</text:p>
          </table:table-cell>
          <table:table-cell table:style-name="Table1.B4" office:value-type="string">
            <text:p text:style-name="P12">How To Stream Twitter Data Into MongoDB in JSON format Using Apache Flume</text:p>
          </table:table-cell>
          <table:table-cell table:style-name="Table1.C4" office:value-type="string">
            <text:p text:style-name="P14">project3-twitter-mongodb-json</text:p>
          </table:table-cell>
        </table:table-row>
        <table:table-row>
          <table:table-cell table:style-name="Table1.A15" office:value-type="string">
            <text:p text:style-name="P11">Project 4</text:p>
          </table:table-cell>
          <table:table-cell table:style-name="Table1.B5" office:value-type="string">
            <text:p text:style-name="P12">How To Stream Twitter Data Into Hadoop and MongoDB in JSON format Using Apache Flume</text:p>
          </table:table-cell>
          <table:table-cell table:style-name="Table1.C5" office:value-type="string">
            <text:p text:style-name="P14">project4-twitter-hadoop-mongodb-json</text:p>
          </table:table-cell>
        </table:table-row>
        <table:table-row>
          <table:table-cell table:style-name="Table1.A15" office:value-type="string">
            <text:p text:style-name="P11">Project 5</text:p>
          </table:table-cell>
          <table:table-cell table:style-name="Table1.B6" office:value-type="string">
            <text:p text:style-name="P12">How To Stream CSV Data Into Phoenix Using Apache Flume</text:p>
          </table:table-cell>
          <table:table-cell table:style-name="Table1.C6" office:value-type="string">
            <text:p text:style-name="P14">project5-phoenix-csv</text:p>
          </table:table-cell>
        </table:table-row>
        <table:table-row>
          <table:table-cell table:style-name="Table1.A15" office:value-type="string">
            <text:p text:style-name="P11">Project <text:span text:style-name="T4">6</text:span></text:p>
          </table:table-cell>
          <table:table-cell table:style-name="Table1.B7" office:value-type="string">
            <text:p text:style-name="P12">How To Stream JSON Data Into Phoenix Using Apache Flume</text:p>
          </table:table-cell>
          <table:table-cell table:style-name="Table1.C7" office:value-type="string">
            <text:p text:style-name="P14">project6-phoenix-json</text:p>
          </table:table-cell>
        </table:table-row>
        <table:table-row>
          <table:table-cell table:style-name="Table1.A15" office:value-type="string">
            <text:p text:style-name="P11">Project <text:span text:style-name="T4">7</text:span></text:p>
          </table:table-cell>
          <table:table-cell table:style-name="Table1.B8" office:value-type="string">
            <text:p text:style-name="P12">How To Stream REGEX Data Into Phoenix Using Apache Flume</text:p>
          </table:table-cell>
          <table:table-cell table:style-name="Table1.C8" office:value-type="string">
            <text:p text:style-name="P14">project7-phoenix-regex</text:p>
          </table:table-cell>
        </table:table-row>
        <table:table-row>
          <table:table-cell table:style-name="Table1.A15" office:value-type="string">
            <text:p text:style-name="P11">Project <text:span text:style-name="T4">8</text:span></text:p>
          </table:table-cell>
          <table:table-cell table:style-name="Table1.B9" office:value-type="string">
            <text:p text:style-name="P12">How To Stream CSV Data Into Hive Using Apache Flume</text:p>
          </table:table-cell>
          <table:table-cell table:style-name="Table1.C9" office:value-type="string">
            <text:p text:style-name="P14">project8-hive-csv</text:p>
          </table:table-cell>
        </table:table-row>
        <table:table-row>
          <table:table-cell table:style-name="Table1.A15" office:value-type="string">
            <text:p text:style-name="P11">Project <text:span text:style-name="T4">9</text:span></text:p>
          </table:table-cell>
          <table:table-cell table:style-name="Table1.B10" office:value-type="string">
            <text:p text:style-name="P12">How To Stream JSON Data Into Hive Using Apache Flume</text:p>
          </table:table-cell>
          <table:table-cell table:style-name="Table1.C10" office:value-type="string">
            <text:p text:style-name="P14">project9-hive-json</text:p>
          </table:table-cell>
        </table:table-row>
        <table:table-row>
          <table:table-cell table:style-name="Table1.A15" office:value-type="string">
            <text:p text:style-name="P11">Project <text:span text:style-name="T4">10</text:span></text:p>
          </table:table-cell>
          <table:table-cell table:style-name="Table1.B11" office:value-type="string">
            <text:p text:style-name="P12">How To Stream REGEX Data Into Hive Using Apache Flume</text:p>
          </table:table-cell>
          <table:table-cell table:style-name="Table1.C11" office:value-type="string">
            <text:p text:style-name="P14">project10-hive-regex</text:p>
          </table:table-cell>
        </table:table-row>
        <table:table-row>
          <table:table-cell table:style-name="Table1.A15" office:value-type="string">
            <text:p text:style-name="P11">Project <text:span text:style-name="T4">11</text:span></text:p>
          </table:table-cell>
          <table:table-cell table:style-name="Table1.B12" office:value-type="string">
            <text:p text:style-name="P12">How To Stream CSV Data Into HBase Using Apache Flume</text:p>
          </table:table-cell>
          <table:table-cell table:style-name="Table1.C12" office:value-type="string">
            <text:p text:style-name="P14">project11-hbase-csv</text:p>
          </table:table-cell>
        </table:table-row>
        <table:table-row>
          <table:table-cell table:style-name="Table1.A15" office:value-type="string">
            <text:p text:style-name="P11">Project <text:span text:style-name="T4">12</text:span></text:p>
          </table:table-cell>
          <table:table-cell table:style-name="Table1.B13" office:value-type="string">
            <text:p text:style-name="P12">How To Stream JSON Data Into HBase Using Apache Flume</text:p>
          </table:table-cell>
          <table:table-cell table:style-name="Table1.C13" office:value-type="string">
            <text:p text:style-name="P14">project12-hbase-json</text:p>
          </table:table-cell>
        </table:table-row>
        <table:table-row>
          <table:table-cell table:style-name="Table1.A15" office:value-type="string">
            <text:p text:style-name="P11">Project <text:span text:style-name="T4">13</text:span></text:p>
          </table:table-cell>
          <table:table-cell table:style-name="Table1.B14" office:value-type="string">
            <text:p text:style-name="P12">How To Stream REGEX Data Into HBase Using Apache Flume</text:p>
          </table:table-cell>
          <table:table-cell table:style-name="Table1.C14" office:value-type="string">
            <text:p text:style-name="P14">project13-hbase-regex</text:p>
          </table:table-cell>
        </table:table-row>
        <table:table-row>
          <table:table-cell table:style-name="Table1.A15" office:value-type="string">
            <text:p text:style-name="P11">Project <text:span text:style-name="T4">14</text:span></text:p>
          </table:table-cell>
          <table:table-cell table:style-name="Table1.B15" office:value-type="string">
            <text:p text:style-name="P12">How To Stream Text Data Into HBase Using Apache Flume</text:p>
          </table:table-cell>
          <table:table-cell table:style-name="Table1.C15" office:value-type="string">
            <text:p text:style-name="P14">project14-hbase-text</text:p>
          </table:table-cell>
        </table:table-row>
      </table:table>
      <text:p text:style-name="P6"/>
      <text:p text:style-name="P6"/>
      <text:p text:style-name="P6"/>
      <text:p text:style-name="P4"/>
      <text:p text:style-name="P4"/>
      <text:p text:style-name="P4"/>
      <text:p text:style-name="P18"><text:soft-page-break/>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0">Kalyan Big Data Project 1</text:p>
          </table:table-cell>
          <table:covered-table-cell/>
        </table:table-row>
        <table:table-row table:style-name="Table2.2">
          <table:table-cell table:style-name="Table2.A3" office:value-type="string">
            <text:p text:style-name="P21">Project Name</text:p>
          </table:table-cell>
          <table:table-cell table:style-name="Table2.B2" office:value-type="string">
            <text:p text:style-name="P22">How To Stream Twitter Data Into Hadoop in AVRO format Using Apache Flume</text:p>
          </table:table-cell>
        </table:table-row>
        <table:table-row>
          <table:table-cell table:style-name="Table2.A3" office:value-type="string">
            <text:p text:style-name="P21">P<text:span text:style-name="T5">roject</text:span> <text:span text:style-name="T6">Code</text:span></text:p>
          </table:table-cell>
          <table:table-cell table:style-name="Table2.B3" office:value-type="string">
            <text:p text:style-name="P23"/>
            <text:p text:style-name="P23"><text:a xlink:type="simple" xlink:href="https://github.com/kalyanhadooptraining/kalyan-bigdata-realtime-projects/tree/master/flume/project1-twitter-hadoop-avro" text:style-name="Internet_20_link" text:visited-style-name="Visited_20_Internet_20_Link">https://github.com/kalyanhadooptraining/kalyan-bigdata-realtime-projects/tree/master/flume/project1-twitter-hadoop-avro</text:a></text:p>
            <text:p text:style-name="P23"/>
          </table:table-cell>
        </table:table-row>
        <table:table-row>
          <table:table-cell table:style-name="Table2.A4" office:value-type="string">
            <text:p text:style-name="P37">Learnings of this Project</text:p>
          </table:table-cell>
          <table:table-cell table:style-name="Table2.B4" office:value-type="string">
            <text:p text:style-name="P39">➢ We will learn Flume Configurations and Commands</text:p>
            <text:p text:style-name="P39">➢ Flume Agent</text:p>
            <text:p text:style-name="P39">1. Source (Twitter Source)</text:p>
            <text:p text:style-name="P39">2. Channel (Memory Channel)</text:p>
            <text:p text:style-name="P39">3. Sink (Hdfs Sink)</text:p>
            <text:p text:style-name="P39">➢ Major project in Real Time `Social Media (Twitter) Sentiment Analysis`</text:p>
            <text:p text:style-name="P39">1. We are extracting the data from twitter using twitter api credentials</text:p>
            <text:p text:style-name="P39">2. This data will be useful to do setiment analysis on twitter tweets</text:p>
            <text:p text:style-name="P39">3. Avro is the output format</text:p>
            <text:p text:style-name="P39">➢ We can use hive / pig / mapreduce to analyze this data</text:p>
            <text:p text:style-name="P39">1. explore hive query to analysis</text:p>
            <text:p text:style-name="P39">2. explore pig scripts to analysis</text:p>
            <text:p text:style-name="P39">3. explore mapreduce to analysis</text:p>
          </table:table-cell>
        </table:table-row>
      </table:table>
      <text:p text:style-name="P19"/>
      <text:p text:style-name="P19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0">Kalyan Big Data Project <text:span text:style-name="T7">2</text:span></text:p>
          </table:table-cell>
          <table:covered-table-cell/>
        </table:table-row>
        <table:table-row table:style-name="Table3.2">
          <table:table-cell table:style-name="Table3.A3" office:value-type="string">
            <text:p text:style-name="P21">Project Name</text:p>
          </table:table-cell>
          <table:table-cell table:style-name="Table3.B2" office:value-type="string">
            <text:p text:style-name="P24">How To Stream Twitter Data Into Hadoop in JSON format</text:p>
            <text:p text:style-name="P24">Using Apache Flume</text:p>
          </table:table-cell>
        </table:table-row>
        <table:table-row>
          <table:table-cell table:style-name="Table3.A3" office:value-type="string">
            <text:p text:style-name="P21">P<text:span text:style-name="T5">roject</text:span> <text:span text:style-name="T6">Code</text:span></text:p>
          </table:table-cell>
          <table:table-cell table:style-name="Table3.B3" office:value-type="string">
            <text:p text:style-name="P23"/>
            <text:p text:style-name="P23"><text:a xlink:type="simple" xlink:href="https://github.com/kalyanhadooptraining/kalyan-bigdata-realtime-projects/tree/master/flume/project2-twitter-hadoop-json" text:style-name="Internet_20_link" text:visited-style-name="Visited_20_Internet_20_Link"><text:span text:style-name="T8">https://github.com/kalyanhadooptraining/kalyan-bigdata-realtime-projects/tree/master/flume/project2-twitter-hadoop-json</text:span></text:a></text:p>
            <text:p text:style-name="P23"/>
          </table:table-cell>
        </table:table-row>
        <table:table-row>
          <table:table-cell table:style-name="Table3.A4" office:value-type="string">
            <text:p text:style-name="P37">Learnings of this Project</text:p>
          </table:table-cell>
          <table:table-cell table:style-name="Table3.B4" office:value-type="string">
            <text:p text:style-name="P40">➢ We will learn Flume Configurations and Commands</text:p>
            <text:p text:style-name="P40">➢ Flume Agent</text:p>
            <text:p text:style-name="P40">1. Source (Twitter Source)</text:p>
            <text:p text:style-name="P40">2. Channel (Memory Channel)</text:p>
            <text:p text:style-name="P40">3. Sink (Hdfs Sink)</text:p>
            <text:p text:style-name="P40">➢ Major project in Real Time `Social Media (Twitter) Sentiment Analysis`</text:p>
            <text:p text:style-name="P40">1. We are extracting the data from twitter using twitter api credentials</text:p>
            <text:p text:style-name="P40">2. This data will be useful to do setiment analysis on twitter tweets</text:p>
            <text:p text:style-name="P40">3. JSON is the output format</text:p>
            <text:p text:style-name="P40">➢ We can use hive / pig / mapreduce to analyze this data</text:p>
            <text:p text:style-name="P40">1. explore hive query to analysis</text:p>
            <text:p text:style-name="P40">2. explore pig scripts to analysis</text:p>
            <text:p text:style-name="P40">3. explore mapreduce to analysis</text:p>
          </table:table-cell>
        </table:table-row>
      </table:table>
      <text:p text:style-name="P19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0">Kalyan Big Data Project <text:span text:style-name="T9">3</text:span></text:p>
          </table:table-cell>
          <table:covered-table-cell/>
        </table:table-row>
        <table:table-row table:style-name="Table4.2">
          <table:table-cell table:style-name="Table4.A3" office:value-type="string">
            <text:p text:style-name="P21">Project Name</text:p>
          </table:table-cell>
          <table:table-cell table:style-name="Table4.B2" office:value-type="string">
            <text:p text:style-name="P25">How To Stream Twitter Data Into MongoDB in JSON format</text:p>
            <text:p text:style-name="P25">Using Apache Flume</text:p>
          </table:table-cell>
        </table:table-row>
        <table:table-row>
          <table:table-cell table:style-name="Table4.A3" office:value-type="string">
            <text:p text:style-name="P21">P<text:span text:style-name="T5">roject</text:span> <text:span text:style-name="T6">Code</text:span></text:p>
          </table:table-cell>
          <table:table-cell table:style-name="Table4.B3" office:value-type="string">
            <text:p text:style-name="P23"/>
            <text:p text:style-name="P23"><text:a xlink:type="simple" xlink:href="https://github.com/kalyanhadooptraining/kalyan-bigdata-realtime-projects/tree/master/flume/project3-twitter-mongodb-json" text:style-name="Internet_20_link" text:visited-style-name="Visited_20_Internet_20_Link"><text:span text:style-name="T10">https://github.com/kalyanhadooptraining/kalyan-bigdata-realtime-projects/tree/master/flume/project3-twitter-mongodb-json</text:span></text:a></text:p>
            <text:p text:style-name="P38"/>
          </table:table-cell>
        </table:table-row>
        <table:table-row>
          <table:table-cell table:style-name="Table4.A4" office:value-type="string">
            <text:p text:style-name="P37">Learnings of this Project</text:p>
          </table:table-cell>
          <table:table-cell table:style-name="Table4.B4" office:value-type="string">
            <text:p text:style-name="P41">➢ We will learn Flume Configurations and Commands</text:p>
            <text:p text:style-name="P41">➢ Flume Agent</text:p>
            <text:p text:style-name="P41">1. Source (Twitter Source)</text:p>
            <text:p text:style-name="P41">2. Channel (Memory Channel)</text:p>
            <text:p text:style-name="P41">3. Sink (MongoDB Sink)</text:p>
            <text:p text:style-name="P41">➢ Major project in Real Time `Social Media (Twitter) Sentiment Analysis`</text:p>
            <text:p text:style-name="P41">1. We are extracting the data from twitter using twitter api credentials</text:p>
            <text:p text:style-name="P41">2. This data will be useful to do setiment analysis on twitter tweets</text:p>
            <text:p text:style-name="P41">3. JSON is the output format</text:p>
            <text:p text:style-name="P41">➢ We can use mongodb / hive / pig / mapreduce to analyze this data</text:p>
            <text:p text:style-name="P41">1. explore mongodb to analysis</text:p>
            <text:p text:style-name="P41">2. explore hive query to analysis</text:p>
            <text:p text:style-name="P41">3. explore pig scripts to analysis</text:p>
            <text:p text:style-name="P41">4. explore mapreduce to analysis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0">Kalyan Big Data Project <text:span text:style-name="T11">4</text:span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21">Project Name</text:p>
          </table:table-cell>
          <table:table-cell table:style-name="Table5.B2" office:value-type="string">
            <text:p text:style-name="P26">How To Stream Twitter Data Into Hadoop and MongoDB in</text:p>
            <text:p text:style-name="P26">JSON format Using Apache Flume</text:p>
          </table:table-cell>
        </table:table-row>
        <table:table-row>
          <table:table-cell table:style-name="Table5.A3" office:value-type="string">
            <text:p text:style-name="P21">P<text:span text:style-name="T5">roject</text:span> <text:span text:style-name="T6">Code</text:span></text:p>
          </table:table-cell>
          <table:table-cell table:style-name="Table5.B3" office:value-type="string">
            <text:p text:style-name="P23"/>
            <text:p text:style-name="P23"><text:a xlink:type="simple" xlink:href="https://github.com/kalyanhadooptraining/kalyan-bigdata-realtime-projects/tree/master/flume/project4-twitter-hadoop-mongodb-json" text:style-name="Internet_20_link" text:visited-style-name="Visited_20_Internet_20_Link"><text:span text:style-name="T12">https://github.com/kalyanhadooptraining/kalyan-bigdata-realtime-projects/tree/master/flume/project4-twitter-hadoop-mongodb-json</text:span></text:a></text:p>
            <text:p text:style-name="P23"/>
          </table:table-cell>
        </table:table-row>
        <table:table-row>
          <table:table-cell table:style-name="Table5.A4" office:value-type="string">
            <text:p text:style-name="P37">Learnings of this Project</text:p>
          </table:table-cell>
          <table:table-cell table:style-name="Table5.B4" office:value-type="string">
            <text:p text:style-name="P42">➢ We will learn Flume Configurations and Commands</text:p>
            <text:p text:style-name="P42">➢ Flume Agent</text:p>
            <text:p text:style-name="P42">1. Source (Twitter Source)</text:p>
            <text:p text:style-name="P42">2. Channel (Memory Channel)</text:p>
            <text:p text:style-name="P42">3. Sink (MongoDB Sink)</text:p>
            <text:p text:style-name="P42">➢ Major project in Real Time `Social Media (Twitter) Sentiment Analysis`</text:p>
            <text:p text:style-name="P42">1. We are extracting the data from twitter using twitter api credentials</text:p>
            <text:p text:style-name="P42">2. This data will be useful to do setiment analysis on twitter tweets</text:p>
            <text:p text:style-name="P42">3. JSON is the output format</text:p>
            <text:p text:style-name="P42">➢ We can use mongodb / hive / pig / mapreduce to analyze this data</text:p>
            <text:p text:style-name="P42">1. explore mongodb to analysis</text:p>
            <text:p text:style-name="P42">2. explore hive query to analysis</text:p>
            <text:p text:style-name="P42">3. explore pig scripts to analysis</text:p>
            <text:p text:style-name="P42">4. explore mapreduce to analysis</text:p>
          </table:table-cell>
        </table:table-row>
      </table:table>
      <text:p text:style-name="P19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0">Kalyan Big Data Project <text:span text:style-name="T13">5</text:span></text:p>
          </table:table-cell>
          <table:covered-table-cell/>
        </table:table-row>
        <table:table-row table:style-name="Table6.2">
          <table:table-cell table:style-name="Table6.A3" office:value-type="string">
            <text:p text:style-name="P21">Project Name</text:p>
          </table:table-cell>
          <table:table-cell table:style-name="Table6.B2" office:value-type="string">
            <text:p text:style-name="P27">How To Stream CSV Data Into Phoenix Using Apache Flume</text:p>
          </table:table-cell>
        </table:table-row>
        <table:table-row>
          <table:table-cell table:style-name="Table6.A3" office:value-type="string">
            <text:p text:style-name="P21">P<text:span text:style-name="T5">roject</text:span> <text:span text:style-name="T6">Code</text:span></text:p>
          </table:table-cell>
          <table:table-cell table:style-name="Table6.B3" office:value-type="string">
            <text:p text:style-name="P23"/>
            <text:p text:style-name="P23"><text:a xlink:type="simple" xlink:href="https://github.com/kalyanhadooptraining/kalyan-bigdata-realtime-projects/tree/master/flume/project5-phoenix-csv" text:style-name="Internet_20_link" text:visited-style-name="Visited_20_Internet_20_Link"><text:span text:style-name="T14">https://github.com/kalyanhadooptraining/kalyan-bigdata-realtime-projects/tree/master/flume/project5-phoenix-csv</text:span></text:a></text:p>
            <text:p text:style-name="P23"/>
          </table:table-cell>
        </table:table-row>
        <table:table-row>
          <table:table-cell table:style-name="Table6.A4" office:value-type="string">
            <text:p text:style-name="P37">Learnings of this Project</text:p>
          </table:table-cell>
          <table:table-cell table:style-name="Table6.B4" office:value-type="string">
            <text:p text:style-name="P43">➢ We will learn Flume Configurations and Commands</text:p>
            <text:p text:style-name="P43">➢ Flume Agent</text:p>
            <text:p text:style-name="P43">1. Source (Exec Source)</text:p>
            <text:p text:style-name="P43">2. Channel (Memory Channel)</text:p>
            <text:p text:style-name="P43">3. Sink (Phoenix Sink)</text:p>
            <text:p text:style-name="P43">➢ Major project in Real Time `Product Log Analysis`</text:p>
            <text:p text:style-name="P43">1. We are extracting the data from server logs</text:p>
            <text:p text:style-name="P43">2. This data will be useful to do analysis on product views</text:p>
            <text:p text:style-name="P43">3. CSV is the output format</text:p>
            <text:p text:style-name="P43">➢ We can use phoenix to analyze this data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0">Kalyan Big Data Project <text:span text:style-name="T15">6</text:span></text:p>
          </table:table-cell>
          <table:covered-table-cell/>
        </table:table-row>
        <table:table-row table:style-name="Table7.2">
          <table:table-cell table:style-name="Table7.A3" office:value-type="string">
            <text:p text:style-name="P21">Project Name</text:p>
          </table:table-cell>
          <table:table-cell table:style-name="Table7.B2" office:value-type="string">
            <text:p text:style-name="P28">How To Stream JSON Data Into Phoenix Using Apache Flume</text:p>
          </table:table-cell>
        </table:table-row>
        <table:table-row>
          <table:table-cell table:style-name="Table7.A3" office:value-type="string">
            <text:p text:style-name="P21">P<text:span text:style-name="T5">roject</text:span> <text:span text:style-name="T6">Code</text:span></text:p>
          </table:table-cell>
          <table:table-cell table:style-name="Table7.B3" office:value-type="string">
            <text:p text:style-name="P23"/>
            <text:p text:style-name="P23"><text:a xlink:type="simple" xlink:href="https://github.com/kalyanhadooptraining/kalyan-bigdata-realtime-projects/tree/master/flume/project6-phoenix-json" text:style-name="Internet_20_link" text:visited-style-name="Visited_20_Internet_20_Link"><text:span text:style-name="T16">https://github.com/kalyanhadooptraining/kalyan-bigdata-realtime-projects/tree/master/flume/project6-phoenix-json</text:span></text:a></text:p>
            <text:p text:style-name="P23"/>
          </table:table-cell>
        </table:table-row>
        <table:table-row>
          <table:table-cell table:style-name="Table7.A4" office:value-type="string">
            <text:p text:style-name="P37">Learnings of this Project</text:p>
          </table:table-cell>
          <table:table-cell table:style-name="Table7.B4" office:value-type="string">
            <text:p text:style-name="P44">➢ We will learn Flume Configurations and Commands</text:p>
            <text:p text:style-name="P44">➢ Flume Agent</text:p>
            <text:p text:style-name="P44">1. Source (Exec Source)</text:p>
            <text:p text:style-name="P44">2. Channel (Memory Channel)</text:p>
            <text:p text:style-name="P44">3. Sink (Phoenix Sink)</text:p>
            <text:p text:style-name="P44">➢ Major project in Real Time `Product Log Analysis`</text:p>
            <text:p text:style-name="P44">1. We are extracting the data from server logs</text:p>
            <text:p text:style-name="P44">2. This data will be useful to do analysis on product views</text:p>
            <text:p text:style-name="P44">3. JSON is the output format</text:p>
            <text:p text:style-name="P44">➢ We can use Phoenix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0">Kalyan Big Data Project <text:span text:style-name="T17">7</text:span></text:p>
          </table:table-cell>
          <table:covered-table-cell/>
        </table:table-row>
        <table:table-row table:style-name="Table8.2">
          <table:table-cell table:style-name="Table8.A3" office:value-type="string">
            <text:p text:style-name="P21">Project Name</text:p>
          </table:table-cell>
          <table:table-cell table:style-name="Table8.B2" office:value-type="string">
            <text:p text:style-name="P29">How To Stream REGEX Data Into Phoenix Using Apache Flume</text:p>
          </table:table-cell>
        </table:table-row>
        <table:table-row>
          <table:table-cell table:style-name="Table8.A3" office:value-type="string">
            <text:p text:style-name="P21">P<text:span text:style-name="T5">roject</text:span> <text:span text:style-name="T6">Code</text:span></text:p>
          </table:table-cell>
          <table:table-cell table:style-name="Table8.B3" office:value-type="string">
            <text:p text:style-name="P23"/>
            <text:p text:style-name="P23"><text:a xlink:type="simple" xlink:href="https://github.com/kalyanhadooptraining/kalyan-bigdata-realtime-projects/tree/master/flume/project7-phoenix-regex" text:style-name="Internet_20_link" text:visited-style-name="Visited_20_Internet_20_Link"><text:span text:style-name="T18">https://github.com/kalyanhadooptraining/kalyan-bigdata-realtime-projects/tree/master/flume/project7-phoenix-regex</text:span></text:a></text:p>
            <text:p text:style-name="P23"/>
          </table:table-cell>
        </table:table-row>
        <table:table-row>
          <table:table-cell table:style-name="Table8.A4" office:value-type="string">
            <text:p text:style-name="P37">Learnings of this Project</text:p>
          </table:table-cell>
          <table:table-cell table:style-name="Table8.B4" office:value-type="string">
            <text:p text:style-name="P45">➢ We will learn Flume Configurations and Commands</text:p>
            <text:p text:style-name="P45">➢ Flume Agent</text:p>
            <text:p text:style-name="P45">1. Source (Exec Source)</text:p>
            <text:p text:style-name="P45">2. Channel (Memory Channel)</text:p>
            <text:p text:style-name="P45">3. Sink (Phoenix Sink)</text:p>
            <text:p text:style-name="P45">➢ Major project in Real Time `Product Log Analysis`</text:p>
            <text:p text:style-name="P45">1. We are extracting the data from server logs</text:p>
            <text:p text:style-name="P45">2. This data will be useful to do analysis on product views</text:p>
            <text:p text:style-name="P45">3. Complex Data is the output format then REGEX is best solution</text:p>
            <text:p text:style-name="P45">➢ We can use Phoenix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0">Kalyan Big Data Project <text:span text:style-name="T19">8</text:span></text:p>
          </table:table-cell>
          <table:covered-table-cell/>
        </table:table-row>
        <table:table-row table:style-name="Table9.2">
          <table:table-cell table:style-name="Table9.A3" office:value-type="string">
            <text:p text:style-name="P21">Project Name</text:p>
          </table:table-cell>
          <table:table-cell table:style-name="Table9.B2" office:value-type="string">
            <text:p text:style-name="P30">How To Stream CSV Data Into Hive Using Apache Flume</text:p>
          </table:table-cell>
        </table:table-row>
        <table:table-row>
          <table:table-cell table:style-name="Table9.A3" office:value-type="string">
            <text:p text:style-name="P21">P<text:span text:style-name="T5">roject</text:span> <text:span text:style-name="T6">Code</text:span></text:p>
          </table:table-cell>
          <table:table-cell table:style-name="Table9.B3" office:value-type="string">
            <text:p text:style-name="P23"/>
            <text:p text:style-name="P23"><text:a xlink:type="simple" xlink:href="https://github.com/kalyanhadooptraining/kalyan-bigdata-realtime-projects/tree/master/flume/project8-hive-csv" text:style-name="Internet_20_link" text:visited-style-name="Visited_20_Internet_20_Link"><text:span text:style-name="T20">https://github.com/kalyanhadooptraining/kalyan-bigdata-realtime-projects/tree/master/flume/project8-hive-csv</text:span></text:a></text:p>
            <text:p text:style-name="P23"/>
          </table:table-cell>
        </table:table-row>
        <table:table-row>
          <table:table-cell table:style-name="Table9.A4" office:value-type="string">
            <text:p text:style-name="P37">Learnings of this Project</text:p>
          </table:table-cell>
          <table:table-cell table:style-name="Table9.B4" office:value-type="string">
            <text:p text:style-name="P46">➢ We will learn Flume Configurations and Commands</text:p>
            <text:p text:style-name="P46">➢ Flume Agent</text:p>
            <text:p text:style-name="P46">1. Source (Exec Source)</text:p>
            <text:p text:style-name="P46">2. Channel (Memory Channel)</text:p>
            <text:p text:style-name="P46">3. Sink (Hive Sink)</text:p>
            <text:p text:style-name="P46">➢ Major project in Real Time `Product Log Analysis`</text:p>
            <text:p text:style-name="P46">1. We are extracting the data from server logs</text:p>
            <text:p text:style-name="P46">2. This data will be useful to do analysis on product views</text:p>
            <text:p text:style-name="P46">3. CSV is the output format</text:p>
            <text:p text:style-name="P46">➢ We can use hiv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</text:p>
      <text:p text:style-name="P18"/>
      <text:p text:style-name="P1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0">Kalyan Big Data Project <text:span text:style-name="T21">9</text:span></text:p>
          </table:table-cell>
          <table:covered-table-cell/>
        </table:table-row>
        <table:table-row table:style-name="Table10.2">
          <table:table-cell table:style-name="Table10.A3" office:value-type="string">
            <text:p text:style-name="P21">Project Name</text:p>
          </table:table-cell>
          <table:table-cell table:style-name="Table10.B2" office:value-type="string">
            <text:p text:style-name="P31">How To Stream JSON Data Into Hive Using Apache Flume</text:p>
          </table:table-cell>
        </table:table-row>
        <table:table-row>
          <table:table-cell table:style-name="Table10.A3" office:value-type="string">
            <text:p text:style-name="P21">P<text:span text:style-name="T5">roject</text:span> <text:span text:style-name="T6">Code</text:span></text:p>
          </table:table-cell>
          <table:table-cell table:style-name="Table10.B3" office:value-type="string">
            <text:p text:style-name="P23"/>
            <text:p text:style-name="P23"><text:a xlink:type="simple" xlink:href="https://github.com/kalyanhadooptraining/kalyan-bigdata-realtime-projects/tree/master/flume/project9-hive-json" text:style-name="Internet_20_link" text:visited-style-name="Visited_20_Internet_20_Link"><text:span text:style-name="T22">https://github.com/kalyanhadooptraining/kalyan-bigdata-realtime-projects/tree/master/flume/project9-hive-json</text:span></text:a></text:p>
            <text:p text:style-name="P23"/>
          </table:table-cell>
        </table:table-row>
        <table:table-row>
          <table:table-cell table:style-name="Table10.A4" office:value-type="string">
            <text:p text:style-name="P37">Learnings of this Project</text:p>
          </table:table-cell>
          <table:table-cell table:style-name="Table10.B4" office:value-type="string">
            <text:p text:style-name="P47">➢ We will learn Flume Configurations and Commands</text:p>
            <text:p text:style-name="P47">➢ Flume Agent</text:p>
            <text:p text:style-name="P47">1. Source (Exec Source)</text:p>
            <text:p text:style-name="P47">2. Channel (Memory Channel)</text:p>
            <text:p text:style-name="P47">3. Sink (Hive Sink)</text:p>
            <text:p text:style-name="P47">➢ Major project in Real Time `Product Log Analysis`</text:p>
            <text:p text:style-name="P47">1. We are extracting the data from server logs</text:p>
            <text:p text:style-name="P47">2. This data will be useful to do analysis on product views</text:p>
            <text:p text:style-name="P47">3. JSON is the output format</text:p>
            <text:p text:style-name="P47">➢ We can use Hiv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/>
      <text:p text:style-name="P1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0">Kalyan Big Data Project 1<text:span text:style-name="T23">0</text:span></text:p>
          </table:table-cell>
          <table:covered-table-cell/>
        </table:table-row>
        <table:table-row table:style-name="Table11.2">
          <table:table-cell table:style-name="Table11.A3" office:value-type="string">
            <text:p text:style-name="P21">Project Name</text:p>
          </table:table-cell>
          <table:table-cell table:style-name="Table11.B2" office:value-type="string">
            <text:p text:style-name="P32">How To Stream REGEX Data Into Hive Using Apache Flume</text:p>
          </table:table-cell>
        </table:table-row>
        <table:table-row>
          <table:table-cell table:style-name="Table11.A3" office:value-type="string">
            <text:p text:style-name="P21">P<text:span text:style-name="T5">roject</text:span> <text:span text:style-name="T6">Code</text:span></text:p>
          </table:table-cell>
          <table:table-cell table:style-name="Table11.B3" office:value-type="string">
            <text:p text:style-name="P23"/>
            <text:p text:style-name="P23"><text:a xlink:type="simple" xlink:href="https://github.com/kalyanhadooptraining/kalyan-bigdata-realtime-projects/tree/master/flume/project10-hive-regex" text:style-name="Internet_20_link" text:visited-style-name="Visited_20_Internet_20_Link"><text:span text:style-name="T24">https://github.com/kalyanhadooptraining/kalyan-bigdata-realtime-projects/tree/master/flume/project10-hive-regex</text:span></text:a></text:p>
            <text:p text:style-name="P23"/>
          </table:table-cell>
        </table:table-row>
        <table:table-row>
          <table:table-cell table:style-name="Table11.A4" office:value-type="string">
            <text:p text:style-name="P37">Learnings of this Project</text:p>
          </table:table-cell>
          <table:table-cell table:style-name="Table11.B4" office:value-type="string">
            <text:p text:style-name="P48">➢ We will learn Flume Configurations and Commands</text:p>
            <text:p text:style-name="P48">➢ Flume Agent</text:p>
            <text:p text:style-name="P48">1. Source (Exec Source)</text:p>
            <text:p text:style-name="P48">2. Channel (Memory Channel)</text:p>
            <text:p text:style-name="P48">3. Sink (Hive Sink)</text:p>
            <text:p text:style-name="P48">➢ Major project in Real Time `Product Log Analysis`</text:p>
            <text:p text:style-name="P48">1. We are extracting the data from server logs</text:p>
            <text:p text:style-name="P48">2. This data will be useful to do analysis on product views</text:p>
            <text:p text:style-name="P48">3. Complex Data is the output format then REGEX is best solution</text:p>
            <text:p text:style-name="P48">➢ We can use Hiv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</text:p>
      <text:p text:style-name="P16"/>
      <text:p text:style-name="P1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0">Kalyan Big Data Project 1<text:span text:style-name="T25">1</text:span></text:p>
          </table:table-cell>
          <table:covered-table-cell/>
        </table:table-row>
        <table:table-row table:style-name="Table12.2">
          <table:table-cell table:style-name="Table12.A3" office:value-type="string">
            <text:p text:style-name="P21">Project Name</text:p>
          </table:table-cell>
          <table:table-cell table:style-name="Table12.B2" office:value-type="string">
            <text:p text:style-name="P33">How To Stream CSV Data Into Hbase Using Apache Flume</text:p>
          </table:table-cell>
        </table:table-row>
        <table:table-row>
          <table:table-cell table:style-name="Table12.A3" office:value-type="string">
            <text:p text:style-name="P21">P<text:span text:style-name="T5">roject</text:span> <text:span text:style-name="T6">Code</text:span></text:p>
          </table:table-cell>
          <table:table-cell table:style-name="Table12.B3" office:value-type="string">
            <text:p text:style-name="P23"/>
            <text:p text:style-name="P23"><text:a xlink:type="simple" xlink:href="https://github.com/kalyanhadooptraining/kalyan-bigdata-realtime-projects/tree/master/flume/project11-hbase-csv" text:style-name="Internet_20_link" text:visited-style-name="Visited_20_Internet_20_Link"><text:span text:style-name="T26">https://github.com/kalyanhadooptraining/kalyan-bigdata-realtime-projects/tree/master/flume/project11-hbase-csv</text:span></text:a></text:p>
            <text:p text:style-name="P23"/>
          </table:table-cell>
        </table:table-row>
        <table:table-row>
          <table:table-cell table:style-name="Table12.A4" office:value-type="string">
            <text:p text:style-name="P37">Learnings of this Project</text:p>
          </table:table-cell>
          <table:table-cell table:style-name="Table12.B4" office:value-type="string">
            <text:p text:style-name="P49">➢ We will learn Flume Configurations and Commands</text:p>
            <text:p text:style-name="P49">➢ Flume Agent</text:p>
            <text:p text:style-name="P49">1. Source (Exec Source)</text:p>
            <text:p text:style-name="P49">2. Channel (Memory Channel)</text:p>
            <text:p text:style-name="P49">3. Sink (Hbase Sink)</text:p>
            <text:p text:style-name="P49">➢ Major project in Real Time `Product Log Analysis`</text:p>
            <text:p text:style-name="P49">1. We are extracting the data from server logs</text:p>
            <text:p text:style-name="P49">2. This data will be useful to do analysis on product views</text:p>
            <text:p text:style-name="P49">3. CSV is the output format</text:p>
            <text:p text:style-name="P49">➢ We can use hbas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><text:soft-page-break/></text:p>
      <text:p text:style-name="P18"/>
      <text:p text:style-name="P1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0">Kalyan Big Data Project 1<text:span text:style-name="T27">2</text:span></text:p>
          </table:table-cell>
          <table:covered-table-cell/>
        </table:table-row>
        <table:table-row table:style-name="Table13.2">
          <table:table-cell table:style-name="Table13.A3" office:value-type="string">
            <text:p text:style-name="P21">Project Name</text:p>
          </table:table-cell>
          <table:table-cell table:style-name="Table13.B2" office:value-type="string">
            <text:p text:style-name="P34">How To Stream JSON Data Into Hbase Using Apache Flume</text:p>
          </table:table-cell>
        </table:table-row>
        <table:table-row>
          <table:table-cell table:style-name="Table13.A3" office:value-type="string">
            <text:p text:style-name="P21">P<text:span text:style-name="T5">roject</text:span> <text:span text:style-name="T6">Code</text:span></text:p>
          </table:table-cell>
          <table:table-cell table:style-name="Table13.B3" office:value-type="string">
            <text:p text:style-name="P23"/>
            <text:p text:style-name="P23"><text:a xlink:type="simple" xlink:href="https://github.com/kalyanhadooptraining/kalyan-bigdata-realtime-projects/tree/master/flume/project12-hbase-json" text:style-name="Internet_20_link" text:visited-style-name="Visited_20_Internet_20_Link"><text:span text:style-name="T28">https://github.com/kalyanhadooptraining/kalyan-bigdata-realtime-projects/tree/master/flume/project12-hbase-json</text:span></text:a></text:p>
            <text:p text:style-name="P23"/>
          </table:table-cell>
        </table:table-row>
        <table:table-row>
          <table:table-cell table:style-name="Table13.A4" office:value-type="string">
            <text:p text:style-name="P37">Learnings of this Project</text:p>
          </table:table-cell>
          <table:table-cell table:style-name="Table13.B4" office:value-type="string">
            <text:p text:style-name="P50">➢ We will learn Flume Configurations and Commands</text:p>
            <text:p text:style-name="P50">➢ Flume Agent</text:p>
            <text:p text:style-name="P50">1. Source (Exec Source)</text:p>
            <text:p text:style-name="P50">2. Channel (Memory Channel)</text:p>
            <text:p text:style-name="P50">3. Sink (Hbase Sink)</text:p>
            <text:p text:style-name="P50">➢ Major project in Real Time `Product Log Analysis`</text:p>
            <text:p text:style-name="P50">1. We are extracting the data from server logs</text:p>
            <text:p text:style-name="P50">2. This data will be useful to do analysis on product views</text:p>
            <text:p text:style-name="P50">3. JSON is the output format</text:p>
            <text:p text:style-name="P50">➢ We can use Hbas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><text:soft-page-break/></text:p>
      <text:p text:style-name="P18"/>
      <text:p text:style-name="P1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0">Kalyan Big Data Project 1<text:span text:style-name="T29">3</text:span></text:p>
          </table:table-cell>
          <table:covered-table-cell/>
        </table:table-row>
        <table:table-row table:style-name="Table14.2">
          <table:table-cell table:style-name="Table14.A3" office:value-type="string">
            <text:p text:style-name="P21">Project Name</text:p>
          </table:table-cell>
          <table:table-cell table:style-name="Table14.B2" office:value-type="string">
            <text:p text:style-name="P35">How To Stream REGEX Data Into Hbase Using Apache Flume</text:p>
          </table:table-cell>
        </table:table-row>
        <table:table-row>
          <table:table-cell table:style-name="Table14.A3" office:value-type="string">
            <text:p text:style-name="P21">P<text:span text:style-name="T5">roject</text:span> <text:span text:style-name="T6">Code</text:span></text:p>
          </table:table-cell>
          <table:table-cell table:style-name="Table14.B3" office:value-type="string">
            <text:p text:style-name="P23"/>
            <text:p text:style-name="P23"><text:a xlink:type="simple" xlink:href="https://github.com/kalyanhadooptraining/kalyan-bigdata-realtime-projects/tree/master/flume/project13-hbase-regex" text:style-name="Internet_20_link" text:visited-style-name="Visited_20_Internet_20_Link"><text:span text:style-name="T30">https://github.com/kalyanhadooptraining/kalyan-bigdata-realtime-projects/tree/master/flume/project13-hbase-regex</text:span></text:a></text:p>
            <text:p text:style-name="P23"/>
          </table:table-cell>
        </table:table-row>
        <table:table-row>
          <table:table-cell table:style-name="Table14.A4" office:value-type="string">
            <text:p text:style-name="P37">Learnings of this Project</text:p>
          </table:table-cell>
          <table:table-cell table:style-name="Table14.B4" office:value-type="string">
            <text:p text:style-name="P51">➢ We will learn Flume Configurations and Commands</text:p>
            <text:p text:style-name="P51">➢ Flume Agent</text:p>
            <text:p text:style-name="P51">1. Source (Exec Source)</text:p>
            <text:p text:style-name="P51">2. Channel (Memory Channel)</text:p>
            <text:p text:style-name="P51">3. Sink (Hbase Sink)</text:p>
            <text:p text:style-name="P51">➢ Major project in Real Time `Product Log Analysis`</text:p>
            <text:p text:style-name="P51">1. We are extracting the data from server logs</text:p>
            <text:p text:style-name="P51">2. This data will be useful to do analysis on product views</text:p>
            <text:p text:style-name="P51">3. Complex Data is the output format then REGEX is best solution</text:p>
            <text:p text:style-name="P51">➢ We can use Hbas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</text:p>
      <text:p text:style-name="P16"/>
      <text:p text:style-name="P18"/>
      <text:p text:style-name="P1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20">Kalyan Big Data Project 1<text:span text:style-name="T31">4</text:span></text:p>
          </table:table-cell>
          <table:covered-table-cell/>
        </table:table-row>
        <table:table-row table:style-name="Table15.2">
          <table:table-cell table:style-name="Table15.A3" office:value-type="string">
            <text:p text:style-name="P21">Project Name</text:p>
          </table:table-cell>
          <table:table-cell table:style-name="Table15.B2" office:value-type="string">
            <text:p text:style-name="P36">How To Stream Text Data Into Hbase Using Apache Flume</text:p>
          </table:table-cell>
        </table:table-row>
        <table:table-row>
          <table:table-cell table:style-name="Table15.A3" office:value-type="string">
            <text:p text:style-name="P21">P<text:span text:style-name="T5">roject</text:span> <text:span text:style-name="T6">Code</text:span></text:p>
          </table:table-cell>
          <table:table-cell table:style-name="Table15.B3" office:value-type="string">
            <text:p text:style-name="P23"/>
            <text:p text:style-name="P23"><text:a xlink:type="simple" xlink:href="https://github.com/kalyanhadooptraining/kalyan-bigdata-realtime-projects/tree/master/flume/project14-hbase-text" text:style-name="Internet_20_link" text:visited-style-name="Visited_20_Internet_20_Link"><text:span text:style-name="T31">https://github.com/kalyanhadooptraining/kalyan-bigdata-realtime-projects/tree/master/flume/project14-hbase-text</text:span></text:a></text:p>
            <text:p text:style-name="P23"/>
          </table:table-cell>
        </table:table-row>
        <table:table-row>
          <table:table-cell table:style-name="Table15.A4" office:value-type="string">
            <text:p text:style-name="P37">Learnings of this Project</text:p>
          </table:table-cell>
          <table:table-cell table:style-name="Table15.B4" office:value-type="string">
            <text:p text:style-name="P52">➢ We will learn Flume Configurations and Commands</text:p>
            <text:p text:style-name="P52">➢ Flume Agent</text:p>
            <text:p text:style-name="P52">1. Source (Netcat Source)</text:p>
            <text:p text:style-name="P52">2. Channel (Memory Channel)</text:p>
            <text:p text:style-name="P52">3. Sink (Hbase Sink)</text:p>
            <text:p text:style-name="P52">➢ Major project in Real Time `Chat Applications`</text:p>
            <text:p text:style-name="P52">1. We are extracting the data from Chat Applications</text:p>
            <text:p text:style-name="P52">2. This data will be useful to do analysis on Sentiment on Tweets</text:p>
            <text:p text:style-name="P52">3. Complex Data is the output format then REGEX is best solution</text:p>
            <text:p text:style-name="P52">➢ We can use Hbase to analyze this data</text:p>
          </table:table-cell>
        </table:table-row>
      </table:table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style="italic" fo:text-shadow="none" fo:font-weight="bold" officeooo:paragraph-rsid="0191c7a3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margin-left="0cm" fo:margin-right="0cm" fo:text-align="center" style:justify-single-word="false" fo:orphans="2" fo:widows="2" fo:text-indent="0cm" style:auto-text-indent="false"/>
      <style:text-properties fo:color="#ff0000" fo:font-size="10pt" officeooo:paragraph-rsid="019f3726"/>
    </style:style>
    <style:style style:name="MT1" style:family="text">
      <style:text-properties fo:font-variant="normal" fo:text-transform="none" fo:color="#111111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2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18d2ff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T3" style:family="text">
      <style:text-properties fo:font-variant="normal" fo:text-transform="none" fo:color="#000080" style:text-outline="false" style:font-name="Liberation Serif" fo:font-size="11.5pt" fo:letter-spacing="normal" fo:font-style="italic" fo:text-shadow="none" fo:font-weight="bold" officeooo:rsid="01a07e32" fo:background-color="#ffffff" loext:char-shading-value="0" style:font-size-asian="11.5pt" style:font-style-asian="italic" style:font-weight-asian="bold" style:font-size-complex="11.5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0" text:anchor-type="paragraph" svg:x="0.085cm" svg:y="-0.093cm" svg:width="3.759cm" svg:height="0.903cm" draw:z-index="14"><draw:image xlink:href="Pictures/10000201000000FA0000003CD87A17848E5ABAA4.png" xlink:type="simple" xlink:show="embed" xlink:actuate="onLoad"/></draw:frame>Mr.Kalyan, Apache Contributor, Cloudera CCA175 Certified Consultant, </text:p>
        <text:p text:style-name="MP1">6+ years of Big Data exp, IIT Kharagpur, Gold Medalist</text:p>
      </style:header>
      <style:footer>
        <text:p text:style-name="MP2"><text:span text:style-name="MT1">Flat# 204, Annapurna Block, Aditya Enclave, Ameerpet, ORIENIT @ 040 65142345, 9703202345 </text:span><text:a xlink:type="simple" xlink:href="http://www.kalyanhadooptraining.com/" text:style-name="Internet_20_link" text:visited-style-name="Visited_20_Internet_20_Link"><text:span text:style-name="MT2">www.kalyanhadooptraining.com</text:span></text:a><text:span text:style-name="MT1">, </text:span><text:a xlink:type="simple" xlink:href="http://www.bigdatatraininghyderabad.com/" text:style-name="Internet_20_link" text:visited-style-name="Visited_20_Internet_20_Link"><text:span text:style-name="MT3">www.bigdatatraininghyderabad.com</text:span></text:a><text:span text:style-name="MT1">, </text:span><text:a xlink:type="simple" xlink:href="http://www.orienit.com/" text:style-name="Internet_20_link" text:visited-style-name="Visited_20_Internet_20_Link"><text:span text:style-name="MT2">www.orienit.com</text:span></text:a><text:span text:style-name="MT1"> <text:s/>Page </text:span><text:span text:style-name="MT1"><text:page-number style:num-format="1" text:select-page="current">1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37:59.005626107</meta:creation-date>
    <meta:generator>LibreOffice/5.0.2.2$Linux_X86_64 LibreOffice_project/00m0$Build-2</meta:generator>
    <dc:date>2016-12-29T15:29:51.576988184</dc:date>
    <meta:editing-duration>PT3H25M35S</meta:editing-duration>
    <meta:editing-cycles>390</meta:editing-cycles>
    <meta:document-statistic meta:table-count="15" meta:image-count="1" meta:object-count="0" meta:page-count="15" meta:paragraph-count="290" meta:word-count="1689" meta:character-count="11025" meta:non-whitespace-character-count="9624"/>
  </office:meta>
</office:document-meta>
</file>